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61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ro16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6" calcext:value-type="date">
            <text:p>26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4-10-02" calcext:value-type="date">
            <text:p>02/10/2014</text:p>
          </table:table-cell>
          <table:table-cell table:style-name="ce13" office:value-type="string" calcext:value-type="string">
            <text:p>Adicionado teste para evitar duplicar disciplinas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4-11-06" calcext:value-type="date">
            <text:p>06/11/2014</text:p>
          </table:table-cell>
          <table:table-cell table:style-name="ce13" office:value-type="string" calcext:value-type="string">
            <text:p>Rodada a bateria de testes</text:p>
          </table:table-cell>
          <table:table-cell table:style-name="ce13" office:value-type="string" calcext:value-type="string">
            <text:p>Brendo Colaço Bomfim Braz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4"/>
          <table:table-cell table:style-name="ce35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2-10-11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4"/>
          <table:table-cell table:style-name="ce35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9:01:17.4546114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1T09:03:56.581970366</dc:date>
    <meta:editing-duration>PT6H50M36S</meta:editing-duration>
    <meta:editing-cycles>27</meta:editing-cycles>
    <meta:document-statistic meta:table-count="4" meta:cell-count="227" meta:object-count="0"/>
  </office:meta>
</office:document-meta>
</file>